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NIMA GONZALES ALDEMIR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IU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PINTADO FERNANDEZ MANUEL JESU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NIMA GONZALES ALDEMI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7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GALLINA NEGRA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7/12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30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6:5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64003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6T22:07:4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